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Microsoft YaHei" style:font-name-complex="Lucida Sans"/>
    </style:style>
    <style:style style:name="ce2" style:family="table-cell" style:parent-style-name="Default" style:data-style-name="N112"/>
    <style:style style:name="ce3" style:family="table-cell" style:parent-style-name="Default" style:data-style-name="N117"/>
  </office:automatic-styles>
  <office:body>
    <office:spreadsheet>
      <table:calculation-settings table:automatic-find-labels="false"/>
      <table:table table:name="s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0</text:p>
          </table:table-cell>
          <table:table-cell office:value-type="float" office:value="0.0113" calcext:value-type="float">
            <text:p>0,01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1</text:p>
          </table:table-cell>
          <table:table-cell table:formula="of:=[.$C$2]*[.$D$2]*[.C4]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704" calcext:value-type="float">
            <text:p>0,070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table:number-columns-repeated="2"/>
          <table:table-cell office:value-type="string" calcext:value-type="string">
            <text:p>y2</text:p>
          </table:table-cell>
          <table:table-cell table:formula="of:=[.$C$2]*[.$D$2]*[.C5]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1759" calcext:value-type="float">
            <text:p>0,1759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0281" calcext:value-type="float">
            <text:p>0,028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formula="of:=SUM([.H2:.H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704" calcext:value-type="float">
            <text:p>0,0704</text:p>
          </table:table-cell>
          <table:table-cell table:style-name="ce1"/>
          <table:table-cell table:number-columns-repeated="3"/>
          <table:table-cell office:value-type="string" calcext:value-type="string">
            <text:p>rho1</text:p>
          </table:table-cell>
          <table:table-cell table:style-name="ce1" table:formula="of:=SUM([.B5:.B8])" office:value-type="float" office:value="0.7142" calcext:value-type="float">
            <text:p>0,7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1759" calcext:value-type="float">
            <text:p>0,1759</text:p>
          </table:table-cell>
          <table:table-cell table:number-columns-repeated="4"/>
          <table:table-cell office:value-type="string" calcext:value-type="string">
            <text:p>rho2</text:p>
          </table:table-cell>
          <table:table-cell table:formula="of:=[.B2]+[.B3]+[.B4]+[.B6]+[.B7]+[.B8]" office:value-type="float" office:value="0.9605" calcext:value-type="float">
            <text:p>0,9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4398" calcext:value-type="float">
            <text:p>0,4398</text:p>
          </table:table-cell>
          <table:table-cell table:number-columns-repeated="9"/>
        </table:table-row>
        <table:table-row table:style-name="ro1">
          <table:table-cell/>
          <table:table-cell table:formula="of:=SUM([.B1:.B8])" office:value-type="float" office:value="0.9999" calcext:value-type="float">
            <text:p>0,9999</text:p>
          </table:table-cell>
          <table:table-cell table:number-columns-repeated="4"/>
          <table:table-cell office:value-type="string" calcext:value-type="string">
            <text:p>rho</text:p>
          </table:table-cell>
          <table:table-cell table:formula="of:=AVERAGE([.H6:.H8])" office:value-type="float" office:value="0.83735" calcext:value-type="float">
            <text:p>0,8373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2</text:p>
          </table:table-cell>
          <table:table-cell table:formula="of:=[.B3]+2*[.B4]+[.B7]+2*[.B8]" office:value-type="float" office:value="1.4777" calcext:value-type="float">
            <text:p>1,477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l</text:p>
          </table:table-cell>
          <table:table-cell table:formula="of:=SUM([.H10:.H12])" office:value-type="float" office:value="1.4777" calcext:value-type="float">
            <text:p>1,477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1</text:p>
          </table:table-cell>
          <table:table-cell table:formula="of:=SUM([.B5:.B8])" office:value-type="float" office:value="0.7142" calcext:value-type="float">
            <text:p>0,714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2</text:p>
          </table:table-cell>
          <table:table-cell table:formula="of:=[.B2]+2*[.B3]+3*[.B4]+[.B6]+2*[.B7]+3*[.B8]" office:value-type="float" office:value="2.4382" calcext:value-type="float">
            <text:p>2,438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</text:p>
          </table:table-cell>
          <table:table-cell table:formula="of:=SUM([.H14:.H16])" office:value-type="float" office:value="3.1524" calcext:value-type="float">
            <text:p>3,152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w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w2</text:p>
          </table:table-cell>
          <table:table-cell table:formula="of:=[.H11]/[.H31]" office:value-type="float" office:value="15.3806921675774" calcext:value-type="float">
            <text:p>15,380692167577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w</text:p>
          </table:table-cell>
          <table:table-cell table:style-name="ce2" table:formula="of:=([.H31]*[.H19])/[.H33]" office:value-type="float" office:value="8.8207730189524" calcext:value-type="float">
            <text:p>8,820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u1</text:p>
          </table:table-cell>
          <table:table-cell table:style-name="ce2" table:formula="of:=[.H14]/[.H30]" office:value-type="float" office:value="9.99580125962212" calcext:value-type="float">
            <text:p>9,9958</text:p>
          </table:table-cell>
          <table:table-cell/>
          <table:table-cell office:value-type="string" calcext:value-type="string">
            <text:p>m1</text:p>
          </table:table-cell>
          <table:table-cell table:style-name="ce3" table:formula="of:=SUM([.B5:.B8])" office:value-type="float" office:value="0.7142" calcext:value-type="float">
            <text:p>0,71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2</text:p>
          </table:table-cell>
          <table:table-cell table:style-name="ce2" table:formula="of:=[.H15]/[.H31]" office:value-type="float" office:value="25.3780900338277" calcext:value-type="float">
            <text:p>25,3781</text:p>
          </table:table-cell>
          <table:table-cell/>
          <table:table-cell office:value-type="string" calcext:value-type="string">
            <text:p>m2</text:p>
          </table:table-cell>
          <table:table-cell table:formula="of:=[.B2]+2*[.B3]+3*[.B4]+[.B6]+2*[.B7]+3*[.B8]" office:value-type="float" office:value="2.4382" calcext:value-type="float">
            <text:p>2,4382</text:p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u</text:p>
          </table:table-cell>
          <table:table-cell table:style-name="ce2" table:formula="of:=[.H17]/[.H33]" office:value-type="float" office:value="18.8174899268766" calcext:value-type="float">
            <text:p>18,817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i1</text:p>
          </table:table-cell>
          <table:table-cell table:formula="of:=SUM([.B5:.B8])" office:value-type="float" office:value="0.7142" calcext:value-type="float">
            <text:p>0,714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i2</text:p>
          </table:table-cell>
          <table:table-cell table:formula="of:=[.B4]+[.B8]" office:value-type="float" office:value="0.6157" calcext:value-type="float">
            <text:p>0,615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pi</text:p>
          </table:table-cell>
          <table:table-cell table:formula="of:=[.C4]*[.H26]+[.C5]*[.H27]+[.C6]*[.H28]" office:value-type="float" office:value="0.66495" calcext:value-type="float">
            <text:p>0,664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l1</text:p>
          </table:table-cell>
          <table:table-cell table:formula="of:=[.$C$2]*[.C4]*(1-[.H26])" office:value-type="float" office:value="0.07145" calcext:value-type="float">
            <text:p>0,0714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l2</text:p>
          </table:table-cell>
          <table:table-cell table:formula="of:=[.$C$2]*[.C5]*(1-[.H27])" office:value-type="float" office:value="0.096075" calcext:value-type="float">
            <text:p>0,09607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ll</text:p>
          </table:table-cell>
          <table:table-cell table:formula="of:=[.C2]*(1-[.H29])" office:value-type="float" office:value="0.167525" calcext:value-type="float">
            <text:p>0,167525</text:p>
          </table:table-cell>
          <table:table-cell table:number-columns-repeated="3"/>
        </table:table-row>
      </table:table>
      <table:table table:name="s2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Код состояния</text:p>
          </table:table-cell>
          <table:table-cell office:value-type="string" calcext:value-type="string">
            <text:p><text:s/>Вероятность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0.050794" calcext:value-type="float">
            <text:p>0,050794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y1</text:p>
          </table:table-cell>
          <table:table-cell table:formula="of:=[.$C$2]*[.$D$2]*[.C4]" office:value-type="float" office:value="2.5" calcext:value-type="float">
            <text:p>2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0.025397" calcext:value-type="float">
            <text:p>0,02539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/>
          <table:table-cell office:value-type="string" calcext:value-type="string">
            <text:p>y2</text:p>
          </table:table-cell>
          <table:table-cell table:formula="of:=[.$C$2]*[.$D$2]*[.C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0.012698" calcext:value-type="float">
            <text:p>0,012698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y3</text:p>
          </table:table-cell>
          <table:table-cell table:formula="of:=[.$C$2]*[.$D$2]*[.C6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0.006349" calcext:value-type="float">
            <text:p>0,006349</text:p>
          </table:table-cell>
          <table:table-cell table:style-name="ce1"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y1</text:p>
          </table:table-cell>
          <table:table-cell table:formula="of:=SUM([.H2:.H4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0.101587" calcext:value-type="float">
            <text:p>0,101587</text:p>
          </table:table-cell>
          <table:table-cell table:style-name="ce1" office:value-type="float" office:value="0.1" calcext:value-type="float">
            <text:p>0,1</text:p>
          </table:table-cell>
          <table:table-cell table:number-columns-repeated="3"/>
          <table:table-cell office:value-type="string" calcext:value-type="string">
            <text:p>rho1</text:p>
          </table:table-cell>
          <table:table-cell table:style-name="ce1" table:formula="of:=SUM([.B10:.B17])" office:value-type="float" office:value="0.714285" calcext:value-type="float">
            <text:p>0,714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0.050794" calcext:value-type="float">
            <text:p>0,050794</text:p>
          </table:table-cell>
          <table:table-cell table:number-columns-repeated="4"/>
          <table:table-cell office:value-type="string" calcext:value-type="string">
            <text:p>rho2</text:p>
          </table:table-cell>
          <table:table-cell table:formula="of:=SUM([.B6:.B13])" office:value-type="float" office:value="0.666666" calcext:value-type="float">
            <text:p>0,666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0.025397" calcext:value-type="float">
            <text:p>0,025397</text:p>
          </table:table-cell>
          <table:table-cell table:number-columns-repeated="4"/>
          <table:table-cell office:value-type="string" calcext:value-type="string">
            <text:p>rho3</text:p>
          </table:table-cell>
          <table:table-cell table:formula="of:=[.B3]+[.B4]+[.B5]+[.B7]+[.B8]+[.B9]+[.B11]+[.B12]+[.B13]+[.B15]+[.B16]+[.B17]" office:value-type="float" office:value="0.466666" calcext:value-type="float">
            <text:p>0,466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0.012698" calcext:value-type="float">
            <text:p>0,012698</text:p>
          </table:table-cell>
          <table:table-cell table:number-columns-repeated="4"/>
          <table:table-cell office:value-type="string" calcext:value-type="string">
            <text:p>rho</text:p>
          </table:table-cell>
          <table:table-cell table:formula="of:=AVERAGE([.H6:.H8])" office:value-type="float" office:value="0.615872333333333" calcext:value-type="float">
            <text:p>0,615872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0.253968" calcext:value-type="float">
            <text:p>0,253968</text:p>
          </table:table-cell>
          <table:table-cell table:number-columns-repeated="4"/>
          <table:table-cell office:value-type="string" calcext:value-type="string">
            <text:p>l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0.126984" calcext:value-type="float">
            <text:p>0,126984</text:p>
          </table:table-cell>
          <table:table-cell table:number-columns-repeated="4"/>
          <table:table-cell office:value-type="string" calcext:value-type="string">
            <text:p>l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0.063492" calcext:value-type="float">
            <text:p>0,063492</text:p>
          </table:table-cell>
          <table:table-cell table:number-columns-repeated="4"/>
          <table:table-cell office:value-type="string" calcext:value-type="string">
            <text:p>l3</text:p>
          </table:table-cell>
          <table:table-cell table:formula="of:=[.B4]+2*[.B5]+[.B8]+2*[.B9]+[.B12]+2*[.B13]+[.B16]+2*[.B17]" office:value-type="float" office:value="0.266665" calcext:value-type="float">
            <text:p>0,266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</text:p>
          </table:table-cell>
          <table:table-cell office:value-type="float" office:value="0.031746" calcext:value-type="float">
            <text:p>0,031746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formula="of:=SUM([.H10:.H12])" office:value-type="float" office:value="0.266665" calcext:value-type="float">
            <text:p>0,266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office:value-type="float" office:value="0.126984" calcext:value-type="float">
            <text:p>0,126984</text:p>
          </table:table-cell>
          <table:table-cell table:number-columns-repeated="4"/>
          <table:table-cell office:value-type="string" calcext:value-type="string">
            <text:p>m1</text:p>
          </table:table-cell>
          <table:table-cell table:formula="of:=SUM([.B10:.B17])" office:value-type="float" office:value="0.714285" calcext:value-type="float">
            <text:p>0,714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3</text:p>
          </table:table-cell>
          <table:table-cell office:value-type="float" office:value="0.063492" calcext:value-type="float">
            <text:p>0,063492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formula="of:=SUM([.B6:.B13])" office:value-type="float" office:value="0.666666" calcext:value-type="float">
            <text:p>0,666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4</text:p>
          </table:table-cell>
          <table:table-cell office:value-type="float" office:value="0.031746" calcext:value-type="float">
            <text:p>0,031746</text:p>
          </table:table-cell>
          <table:table-cell table:number-columns-repeated="4"/>
          <table:table-cell office:value-type="string" calcext:value-type="string">
            <text:p>m3</text:p>
          </table:table-cell>
          <table:table-cell table:formula="of:=[.B3]+2*[.B4]+3*[.B5]+[.B7]+2*[.B8]+3*[.B9]+[.B11]+2*[.B12]+3*[.B13]+[.B15]+2*[.B16]+3*[.B17]" office:value-type="float" office:value="0.733331" calcext:value-type="float">
            <text:p>0,733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5</text:p>
          </table:table-cell>
          <table:table-cell office:value-type="float" office:value="0.015873" calcext:value-type="float">
            <text:p>0,015873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formula="of:=SUM([.H14:.H16])" office:value-type="float" office:value="2.114282" calcext:value-type="float">
            <text:p>2,114282</text:p>
          </table:table-cell>
          <table:table-cell table:number-columns-repeated="2"/>
        </table:table-row>
        <table:table-row table:style-name="ro1">
          <table:table-cell/>
          <table:table-cell table:formula="of:=SUM([.B2:.B17])" office:value-type="float" office:value="0.999999" calcext:value-type="float">
            <text:p>0,999999</text:p>
          </table:table-cell>
          <table:table-cell table:number-columns-repeated="4"/>
          <table:table-cell office:value-type="string" calcext:value-type="string">
            <text:p>w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w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w3</text:p>
          </table:table-cell>
          <table:table-cell table:style-name="ce2" table:formula="of:=[.H12]/[.H32]" office:value-type="float" office:value="5.71424591839577" calcext:value-type="float">
            <text:p>5,714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w</text:p>
          </table:table-cell>
          <table:table-cell table:style-name="ce2" table:formula="of:=([.H32]*[.H20])/[.H33]" office:value-type="float" office:value="1.44328725158954" calcext:value-type="float">
            <text:p>1,443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u1</text:p>
          </table:table-cell>
          <table:table-cell table:style-name="ce2" table:formula="of:=[.H14]/[.H30]" office:value-type="float" office:value="9.9999650000875" calcext:value-type="float">
            <text:p>10,00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u2</text:p>
          </table:table-cell>
          <table:table-cell table:style-name="ce2" table:formula="of:=[.H15]/[.H31]" office:value-type="float" office:value="9.99997000005999" calcext:value-type="float">
            <text:p>10,00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u3</text:p>
          </table:table-cell>
          <table:table-cell table:style-name="ce2" table:formula="of:=[.H16]/[.H32]" office:value-type="float" office:value="15.7142244898396" calcext:value-type="float">
            <text:p>15,714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u</text:p>
          </table:table-cell>
          <table:table-cell table:style-name="ce2" table:formula="of:=[.H17]/[.H33]" office:value-type="float" office:value="11.4432574836039" calcext:value-type="float">
            <text:p>11,4433</text:p>
          </table:table-cell>
          <table:table-cell/>
          <table:table-cell table:formula="of:=[.H21]+[.D2]" office:value-type="float" office:value="11.4432872515895" calcext:value-type="float">
            <text:p>11,44328725158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i1</text:p>
          </table:table-cell>
          <table:table-cell table:formula="of:=SUM([.B10:.B17])" office:value-type="float" office:value="0.714285" calcext:value-type="float">
            <text:p>0,7142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i2</text:p>
          </table:table-cell>
          <table:table-cell table:formula="of:=SUM([.B6:.B13])" office:value-type="float" office:value="0.666666" calcext:value-type="float">
            <text:p>0,6666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i3</text:p>
          </table:table-cell>
          <table:table-cell table:formula="of:=[.B5]+[.B9]+[.B13]+[.B17]" office:value-type="float" office:value="0.066666" calcext:value-type="float">
            <text:p>0,0666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i</text:p>
          </table:table-cell>
          <table:table-cell table:formula="of:=[.C4]*[.H26]+[.C5]*[.H27]+[.C6]*[.H28]" office:value-type="float" office:value="0.6304755" calcext:value-type="float">
            <text:p>0,630475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l1</text:p>
          </table:table-cell>
          <table:table-cell table:formula="of:=[.$C$2]*[.C4]*(1-[.H26])" office:value-type="float" office:value="0.07142875" calcext:value-type="float">
            <text:p>0,0714287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l2</text:p>
          </table:table-cell>
          <table:table-cell table:formula="of:=[.$C$2]*[.C5]*(1-[.H27])" office:value-type="float" office:value="0.0666668" calcext:value-type="float">
            <text:p>0,066666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l3</text:p>
          </table:table-cell>
          <table:table-cell table:formula="of:=[.$C$2]*[.C6]*(1-[.H28])" office:value-type="float" office:value="0.0466667" calcext:value-type="float">
            <text:p>0,046666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ll</text:p>
          </table:table-cell>
          <table:table-cell table:formula="of:=[.C2]*(1-[.H29])" office:value-type="float" office:value="0.18476225" calcext:value-type="float">
            <text:p>0,184762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5" loext:min-decimal-places="5" number:min-integer-digits="1" number:grouping="true"/>
    </number:number-style>
    <number:number-style style:name="N114">
      <number:number number:decimal-places="6" loext:min-decimal-places="6" number:min-integer-digits="1" number:grouping="true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8" loext:min-decimal-places="8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number:number-style style:name="N124">
      <number:number number:decimal-places="10" loext:min-decimal-places="1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 style:data-style-name="N2" text:time-value="17:08:33.560029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7:57:09.155695335</dc:date>
    <meta:editing-duration>PT1H8M21S</meta:editing-duration>
    <meta:editing-cycles>5</meta:editing-cycles>
    <meta:generator>LibreOffice/5.2.2.2.0$Linux_X86_64 LibreOffice_project/20m0$Build-2</meta:generator>
    <meta:document-statistic meta:table-count="2" meta:cell-count="187" meta:object-count="0"/>
  </office:meta>
</office:document-meta>
</file>